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style:style style:name="T1" style:family="text">
      <style:text-properties officeooo:rsid="001cff14"/>
    </style:style>
    <style:style style:name="T2" style:family="text">
      <style:text-properties officeooo:rsid="001d97d1"/>
    </style:style>
    <style:style style:name="T3" style:family="text">
      <style:text-properties officeooo:rsid="001da843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<text:span text:style-name="T3">M13</text:span> <text:span text:style-name="T2">DRAFT</text:span></text:p>
      <text:p text:style-name="Standard">Date: <text:date style:data-style-name="N49" text:date-value="2023-03-08T19:25:11.631963565">2023-03-08</text:da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user manual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user manual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30" meta:character-count="182" meta:non-whitespace-character-count="161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